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3">
      <style:text-properties officeooo:paragraph-rsid="0038fac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2aad67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1d1065" officeooo:paragraph-rsid="001d1065" style:font-size-asian="15pt" style:font-weight-asian="bold" style:font-size-complex="15pt" style:font-weight-complex="bold"/>
    </style:style>
    <style:style style:name="P14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35120a" officeooo:paragraph-rsid="0038fac4" style:font-size-asian="15pt" style:font-weight-asian="bold" style:font-size-complex="15pt" style:font-weight-complex="bold"/>
    </style:style>
    <style:style style:name="P15" style:family="paragraph" style:parent-style-name="Text_20_body" style:list-style-name="L4">
      <style:text-properties fo:font-size="14pt" style:text-underline-style="solid" style:text-underline-width="auto" style:text-underline-color="font-color" fo:font-weight="bold" officeooo:paragraph-rsid="0036b2db" style:font-size-asian="14pt" style:font-weight-asian="bold" style:font-size-complex="14pt" style:font-weight-complex="bold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5">
      <style:text-properties officeooo:paragraph-rsid="0035120a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fbe92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5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officeooo:rsid="00216f38"/>
    </style:style>
    <style:style style:name="T7" style:family="text">
      <style:text-properties officeooo:rsid="002248cc"/>
    </style:style>
    <style:style style:name="T8" style:family="text">
      <style:text-properties officeooo:rsid="00249a76"/>
    </style:style>
    <style:style style:name="T9" style:family="text">
      <style:text-properties officeooo:rsid="00267349"/>
    </style:style>
    <style:style style:name="T10" style:family="text">
      <style:text-properties officeooo:rsid="00280aa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3bc288" style:font-size-asian="15pt" style:font-weight-asian="bold" style:font-size-complex="15pt" style:font-weight-complex="bold"/>
    </style:style>
    <style:style style:name="T16" style:family="text">
      <style:text-properties officeooo:rsid="002aad67"/>
    </style:style>
    <style:style style:name="T17" style:family="text">
      <style:text-properties officeooo:rsid="002c8ab4"/>
    </style:style>
    <style:style style:name="T18" style:family="text">
      <style:text-properties officeooo:rsid="0032299f"/>
    </style:style>
    <style:style style:name="T19" style:family="text">
      <style:text-properties officeooo:rsid="0033bc6c"/>
    </style:style>
    <style:style style:name="T20" style:family="text">
      <style:text-properties officeooo:rsid="003884cb"/>
    </style:style>
    <style:style style:name="T21" style:family="text">
      <style:text-properties officeooo:rsid="0038fac4"/>
    </style:style>
    <style:style style:name="T22" style:family="text">
      <style:text-properties officeooo:rsid="003983c0"/>
    </style:style>
    <style:style style:name="T23" style:family="text">
      <style:text-properties officeooo:rsid="0039a92a"/>
    </style:style>
    <style:style style:name="T24" style:family="text">
      <style:text-properties officeooo:rsid="004067e4"/>
    </style:style>
    <style:style style:name="T25" style:family="text">
      <style:text-properties officeooo:rsid="0040ff93"/>
    </style:style>
    <style:style style:name="T26" style:family="text">
      <style:text-properties officeooo:rsid="0043b1b7"/>
    </style:style>
    <style:style style:name="T27" style:family="text">
      <style:text-properties officeooo:rsid="004495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0">The Butler(O Mordomo)</text:span></text:h>
      <text:h text:style-name="Heading_20_2" text:outline-level="2">1. Introdução</text:h>
      <text:p text:style-name="Text_20_body">O projeto<text:span text:style-name="T13"> </text:span><text:span text:style-name="T14">O Mordomo </text:span><text:span text:style-name="T15">foi desenvolvido</text:span><text:span text:style-name="T3"> <text:s/></text:span><text:span text:style-name="T12">PELO PROGRAMADOR</text:span><text:span text:style-name="T4">: </text:span><text:span text:style-name="T5">Pedro Henrique Pontes Santos</text:span><text:span text:style-name="T11">,</text:span> é uma aplicação web baseada em Spring Boot com <text:span text:style-name="T23">React </text:span>, projetada para auxiliar na gestão e operação de restaurantes <text:span text:style-name="T23">de todos os portes</text:span>. A plataforma visa simplificar as tarefas diárias dos restaurantes, oferecendo uma ampla gama de funcionalidades para atender às necessidades dos estabelecimentos, <text:span text:style-name="T23">desde gerenciamento de pedidos em uma comanda aberta, que obviamente esta associada a uma mesa, at o controle de fluxo de caixa, clientes e funcionários. A aplicação visa simplificar a vida do empresário no ramo de restaurantes e afins!</text:span></text:p>
      <text:h text:style-name="Heading_20_2" text:outline-level="2">2. Requisitos Funcionais</text:h>
      <text:h text:style-name="Heading_20_3" text:outline-level="3">2.1 Gerenciamento de Mesas <text:span text:style-name="T6">e Comandas </text:span></text:h>
      <text:list xml:id="list39438042" text:style-name="L1">
        <text:list-header>
          <text:p text:style-name="P6"><text:span text:style-name="T16">1</text:span><text:span text:style-name="T9">,</text:span>O sistema deve permitir o cadastro, edição e exclusão de mesas, atribuindo a cada uma um identificador único.</text:p>
          <text:p text:style-name="P6"><text:span text:style-name="T16">2</text:span><text:span text:style-name="T1">.</text:span>Deve ser possível visualizar o status atual de cada mesa (livre, ocupada, reservada) e registrar alterações conforme necessário.</text:p>
          <text:p text:style-name="P4"><text:span text:style-name="T16">3. </text:span>Deve haver uma funcionalidade para acompanhar o histórico de ocupação de cada mesa, registrando horários de início e término das ocupações.</text:p>
          <text:p text:style-name="P5"><text:span text:style-name="T16">4.</text:span>Cada mesa deve ter uma comanda associada, que pode ser aberta ou fechada.</text:p>
          <text:p text:style-name="P5"><text:span text:style-name="T16">5.</text:span>As comandas abertas devem permitir que os pedidos sejam adicionados, removidos e modificados conforme necessário.</text:p>
          <text:p text:style-name="P3"><text:span text:style-name="T16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8">MENUS</text:span></text:h>
      <text:list xml:id="list234204187" text:style-name="L2">
        <text:list-item>
          <text:p text:style-name="P8">Deve ser possível cadastrar categorias de menu e associar pratos a cada categoria.</text:p>
        </text:list-item>
        <text:list-item>
          <text:p text:style-name="P8">Os pratos devem conter informações detalhadas, como nome, descrição, preço e imagem ilustrativa.</text:p>
        </text:list-item>
        <text:list-item>
          <text:p text:style-name="P7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8">Comandas/Pedidos</text:span></text:h>
      <text:list xml:id="list4291639206" text:style-name="L3">
        <text:list-item>
          <text:p text:style-name="P10">Os garçons devem poder registrar pedidos associados às mesas de forma rápida e intuitiva.</text:p>
        </text:list-item>
        <text:list-item>
          <text:p text:style-name="P10">Deve ser possível adicionar, remover e modificar itens em um pedido antes que ele seja enviado para a cozinha.</text:p>
        </text:list-item>
        <text:list-item>
          <text:p text:style-name="P9"><text:soft-page-break/>O sistema deve permitir o acompanhamento em tempo real do status dos pedidos, indicando quando estão em preparo, prontos para servir ou já servidos.</text:p>
        </text:list-item>
      </text:list>
      <text:h text:style-name="P2" text:outline-level="3">2.4 Gerenciamento de <text:span text:style-name="T21">Usuarios/</text:span>Funcionários/<text:span text:style-name="T26">Clientes</text:span> <text:s/><text:span text:style-name="T19">e <text:s/>Um Batedor de Ponto </text:span><text:span text:style-name="T21">[WORKING]</text:span></text:h>
      <text:list xml:id="list1011026098" text:style-name="L4">
        <text:list-item>
          <text:p text:style-name="P11">Deve ser possível cadastrar e gerenciar informações de garçons e outros funcionários <text:span text:style-name="T17">e outros tipos de usuarios. </text:span><text:span text:style-name="T18">[*]</text:span></text:p>
        </text:list-item>
        <text:list-item>
          <text:p text:style-name="P12">Os garçons devem ter um registro de desempenho, incluindo o cálculo <text:span text:style-name="T2">automatico das horas trabalhadas no mês </text:span><text:span text:style-name="T24">através do Batedor de P</text:span><text:span text:style-name="T25">o</text:span><text:span text:style-name="T24">nto</text:span><text:span text:style-name="T27">[*]</text:span></text:p>
        </text:list-item>
        <text:list-item>
          <text:p text:style-name="P15">O sistema deve permitir a atribuição de <text:s/><text:span text:style-name="T7">COMANDA</text:span><text:span text:style-name="T18">(</text:span>pedidos<text:span text:style-name="T18">)</text:span> a garçons específicos para fins de rastreamento e avaliação de desempenho.</text:p>
        </text:list-item>
        <text:list-item>
          <text:p text:style-name="P13">O sistema deve verficar se uma mesa quer ou não pagar a gorjeta(10%) a final da comanda e avaliar o atendimento</text:p>
        </text:list-item>
        <text:list-item>
          <text:p text:style-name="P14">Deve ser criado um batedor de ponto para controlar o fluxo de horas trabalhada de TODOS funcionarios(como citado acima) </text:p>
        </text:list-item>
      </text:list>
      <text:h text:style-name="Heading_20_3" text:outline-level="3">2.5 Controle de Cupons de Desconto </text:h>
      <text:list xml:id="list1382669958" text:style-name="L5">
        <text:list-item>
          <text:p text:style-name="P16">Deve ser possível criar, gerenciar e aplicar cupons de desconto para clientes cadastrados no sistema.</text:p>
        </text:list-item>
        <text:list-item>
          <text:p text:style-name="P17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3868718778" text:style-name="L6">
        <text:list-item>
          <text:p text:style-name="P19">O sistema deve integrar-se a uma API de gerenciamento de estoque para sincronizar informações sobre produtos e estoque disponível.</text:p>
        </text:list-item>
        <text:list-item>
          <text:p text:style-name="P18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1286196775" text:style-name="L7">
        <text:list-item>
          <text:p text:style-name="P21">O sistema deve ser altamente responsivo, garantindo tempos de resposta rápidos mesmo em períodos de pico de uso.</text:p>
        </text:list-item>
        <text:list-item>
          <text:p text:style-name="P20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922556469" text:style-name="L8">
        <text:list-item>
          <text:p text:style-name="P23">O sistema deve garantir a segurança dos dados do restaurante e dos clientes, incluindo medidas de criptografia e proteção contra ataques cibernéticos.</text:p>
        </text:list-item>
        <text:list-item>
          <text:p text:style-name="P22">Deve ser implementado um sistema de autenticação e autorização robusto, com controle de <text:soft-page-break/>acesso baseado em funções e permissões.</text:p>
        </text:list-item>
      </text:list>
      <text:h text:style-name="Heading_20_3" text:outline-level="3">3.3 Usabilidade</text:h>
      <text:list xml:id="list1875667045" text:style-name="L9">
        <text:list-item>
          <text:p text:style-name="P25">A interface do usuário deve ser intuitiva e amigável, com navegação simplificada e feedback claro para as ações realizadas.</text:p>
        </text:list-item>
        <text:list-item>
          <text:p text:style-name="P24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655913159" text:style-name="L10">
        <text:list-item>
          <text:p text:style-name="P27">O código-fonte deve seguir as melhores práticas de desenvolvimento, incluindo modularidade, coesão e baixo acoplamento.</text:p>
        </text:list-item>
        <text:list-item>
          <text:p text:style-name="P26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789853575" text:style-name="L11">
        <text:list-item>
          <text:p text:style-name="P29">Deve ser implementada uma integração com Webhooks para permitir a comunicação e sincronização de dados com outras APIs, como o sistema de gerenciamento de estoque.</text:p>
        </text:list-item>
        <text:list-item>
          <text:p text:style-name="P28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9:11:56.359355494</dc:date>
    <meta:editing-duration>PT16H27M3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747" meta:character-count="4846" meta:non-whitespace-character-count="4163"/>
  </office:meta>
</office:document-meta>
</file>